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5-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DLY KINGS (15:1-7, 32-3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GODLY KINGS (15:1-7, 32-3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Uzziah, Judah's tenth ruler (15:1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Uzziah, Judah's tenth ruler (15:1-7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longevity (15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leprosy (15:4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GODLY KINGS (15:1-7, 32-3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Uzziah, Judah's tenth ruler (15:1-7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Jotham, Judah's eleventh ruler (15:32-3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otham, Judah's eleventh ruler (15:32-38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is behavior (15:32-3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building project (15:35-38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GODLY KINGS (15:1-7, 32-38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Uzziah, Judah's tenth ruler (15:1-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Jotham, Judah's eleventh ruler (15:32-38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2 KINGS 15-16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GODLY KINGS (15:1-7, 32-3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GODLESS KINGS (15:8-31; 16:1-2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97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THE GODLESS KINGS (15:8-31; 16:1-20)<text:s text:c="1"/></text:span><text:span text:style-name="a527" text:class-names=""/></text:p>
          </draw:text-box>
          <svg:title/>
          <svg:desc/>
        </draw:frame>
        <draw:frame draw:id="id98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Zechariah, Israel's fourteenth ruler (15:8-12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Zechariah, Israel's fourteenth ruler (15:8-12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abomination of Zechariah (15:8-9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assassination of Zechariah (15:10-1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assassination of Zechariah (15:10-12):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Who (15:10-11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Why (15:12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Zechariah, Israel's fourteenth ruler (15:8-12)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abomination of Zechariah (15:8-9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assassination of Zechariah (15:10-12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THE GODLESS KINGS (15:8-31; 16:1-20)<text:s text:c="1"/></text:span><text:span text:style-name="a582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Zechariah, Israel's fourteenth ruler (15:8-12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Shallum, Israel's fifteenth ruler (15:13-15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Menahem, Israel's sixteenth ruler (15:16-22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Menahem, Israel's sixteenth ruler (15:16-22)<text:s text:c="1"/></text:span><text:span text:style-name="a600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His brutality (15:16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His blasphemy (15:17-18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His bribery (15:19-2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THE GODLESS KINGS (15:8-31; 16:1-20)<text:s text:c="1"/></text:span><text:span text:style-name="a618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Zechariah, Israel's fourteenth ruler (15:8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Shallum, Israel's fifteenth ruler (15:13-15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Menahem, Israel's sixteenth ruler (15:16-2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Pekahiah, Israel's seventeenth ruler (15:23-26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Pekahiah, Israel's seventeenth ruler (15:23-26)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The idolatry (15:23-24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insurrection (15:25-26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THE GODLESS KINGS (15:8-31; 16:1-20)<text:s text:c="1"/></text:span><text:span text:style-name="a654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Zechariah, Israel's fourteenth ruler (15:8-12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Shallum, Israel's fifteenth ruler (15:13-15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Menahem, Israel's sixteenth ruler (15:16-2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Pekahiah, Israel's seventeenth ruler (15:23-26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Pekah, Israel's eighteenth ruler (15:27-31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Pekah, Israel's eighteenth ruler (15:27-31)<text:s text:c="1"/></text:span><text:span text:style-name="a678" text:class-names=""/></text:p>
          </draw:text-box>
          <svg:title/>
          <svg:desc/>
        </draw:frame>
        <draw:frame draw:id="id116" presentation:style-name="a693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corruption (15:27-28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captivity (15:29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conspiracy (15:30-31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8" draw:style-name="a694" draw:master-page-name="Master1-Layout12-tx-Title-and-Text" presentation:presentation-page-layout-name="Master1-PPL12" draw:id="Slide-273">
        <draw:frame draw:id="id117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THE GODLESS KINGS (15:8-31; 16:1-20)<text:s text:c="1"/></text:span><text:span text:style-name="a696" text:class-names=""/></text:p>
          </draw:text-box>
          <svg:title/>
          <svg:desc/>
        </draw:frame>
        <draw:frame draw:id="id118" presentation:style-name="a720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Zechariah, Israel's fourteenth ruler (15:8-12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Shallum, Israel's fifteenth ruler (15:13-15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Menahem, Israel's sixteenth ruler (15:16-22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Pekahiah, Israel's seventeenth ruler (15:23-26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Pekah, Israel's eighteenth ruler (15:27-31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Ahaz, Judah's twelfth ruler (16:1-20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9" draw:style-name="a721" draw:master-page-name="Master1-Layout12-tx-Title-and-Text" presentation:presentation-page-layout-name="Master1-PPL12" draw:id="Slide-274">
        <draw:frame draw:id="id119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<text:s text:c="1"/>Ahaz, Judah's twelfth ruler (16:1-20)<text:s text:c="1"/></text:span><text:span text:style-name="a723" text:class-names=""/></text:p>
          </draw:text-box>
          <svg:title/>
          <svg:desc/>
        </draw:frame>
        <draw:frame draw:id="id120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His wickedness (16:1-4, 10-20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His war (16:5-9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0" draw:style-name="a736" draw:master-page-name="Master1-Layout12-tx-Title-and-Text" presentation:presentation-page-layout-name="Master1-PPL12" draw:id="Slide-275">
        <draw:frame draw:id="id121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THE GODLESS KINGS (15:8-31; 16:1-20)<text:s text:c="1"/></text:span><text:span text:style-name="a738" text:class-names=""/></text:p>
          </draw:text-box>
          <svg:title/>
          <svg:desc/>
        </draw:frame>
        <draw:frame draw:id="id122" presentation:style-name="a762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<text:s text:c="1"/>Zechariah, Israel's fourteenth ruler (15:8-12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Shallum, Israel's fifteenth ruler (15:13-15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Menahem, Israel's sixteenth ruler (15:16-22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Pekahiah, Israel's seventeenth ruler (15:23-26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Pekah, Israel's eighteenth ruler (15:27-31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Ahaz, Judah's twelfth ruler (16:1-20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21" draw:style-name="a763" draw:master-page-name="Master1-Layout12-tx-Title-and-Text" presentation:presentation-page-layout-name="Master1-PPL12" draw:id="Slide-276">
        <draw:frame draw:id="id123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2 KINGS 15-16<text:s text:c="1"/></text:span><text:span text:style-name="a765" text:class-names=""/></text:p>
          </draw:text-box>
          <svg:title/>
          <svg:desc/>
        </draw:frame>
        <draw:frame draw:id="id124" presentation:style-name="a777" draw:name="Text Placeholder 2" svg:x="1.38in" svg:y="2in" svg:width="9.4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THE GODLY KINGS (15:1-7, 32-38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THE GODLESS KINGS (15:8-31; 16:1-20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5-16 </dc:title>
    <meta:initial-creator>David STRICKLAND</meta:initial-creator>
    <dc:creator>David STRICKLAND</dc:creator>
    <meta:creation-date>2020-02-24T10:49:14Z</meta:creation-date>
    <dc:date>2020-02-24T10:49:14Z</dc:date>
    <meta:template xlink:href="BibleStudy" xlink:type="simple"/>
    <meta:editing-cycles>1</meta:editing-cycles>
    <meta:editing-duration>PT0S</meta:editing-duration>
    <meta:document-statistic meta:paragraph-count="76" meta:word-count="600"/>
  </office:meta>
</office:document-meta>
</file>